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 Extra Bold" svg:font-family="'Cantarell Extra Bold'" style:font-pitch="variable"/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teve" svg:font-family="Steve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fo:background-color="#fcce9d" fo:padding="0.097cm" fo:border-left="0.5pt solid #000000" fo:border-right="none" fo:border-top="0.5pt solid #000000" fo:border-bottom="0.5pt solid #000000">
        <style:background-image/>
      </style:table-cell-properties>
    </style:style>
    <style:style style:name="Таблица1.C1" style:family="table-cell">
      <style:table-cell-properties fo:background-color="#fcce9d" fo:padding="0.097cm" fo:border="0.5pt solid #000000">
        <style:background-image/>
      </style:table-cell-properties>
    </style:style>
    <style:style style:name="Таблица1.A2" style:family="table-cell">
      <style:table-cell-properties fo:background-color="#ffffa6" fo:padding="0.097cm" fo:border-left="0.5pt solid #000000" fo:border-right="none" fo:border-top="none" fo:border-bottom="0.5pt solid #000000">
        <style:background-image/>
      </style:table-cell-properties>
    </style:style>
    <style:style style:name="Таблица1.C2" style:family="table-cell">
      <style:table-cell-properties fo:background-color="#ffffa6" fo:padding="0.097cm" fo:border-left="0.5pt solid #000000" fo:border-right="0.5pt solid #000000" fo:border-top="none" fo:border-bottom="0.5pt solid #000000">
        <style:background-image/>
      </style:table-cell-properties>
    </style:style>
    <style:style style:name="Таблица1.A5" style:family="table-cell">
      <style:table-cell-properties fo:padding="0.097cm" fo:border-left="0.5pt solid #000000" fo:border-right="none" fo:border-top="none" fo:border-bottom="0.5pt solid #000000"/>
    </style:style>
    <style:style style:name="Таблица1.A6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Таблица1.C6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Таблица1.7" style:family="table-row">
      <style:table-row-properties style:min-row-height="0.921cm"/>
    </style:style>
    <style:style style:name="Таблица1.8" style:family="table-row">
      <style:table-row-properties style:min-row-height="1.18cm"/>
    </style:style>
    <style:style style:name="Таблица2" style:family="table">
      <style:table-properties style:width="16.99cm" fo:break-before="page" table:align="left"/>
    </style:style>
    <style:style style:name="Таблица2.A" style:family="table-column">
      <style:table-column-properties style:column-width="2.427cm"/>
    </style:style>
    <style:style style:name="Таблица2.1" style:family="table-row">
      <style:table-row-properties style:min-row-height="2.392cm"/>
    </style:style>
    <style:style style:name="Таблица2.A1" style:family="table-cell">
      <style:table-cell-properties fo:background-color="#fbbba5" fo:padding="0.097cm" fo:border-left="0.5pt solid #000000" fo:border-right="none" fo:border-top="0.5pt solid #000000" fo:border-bottom="0.5pt solid #000000">
        <style:background-image/>
      </style:table-cell-properties>
    </style:style>
    <style:style style:name="Таблица2.B1" style:family="table-cell">
      <style:table-cell-properties fo:background-color="#ffff6d" fo:padding="0.097cm" fo:border-left="0.5pt solid #000000" fo:border-right="none" fo:border-top="0.5pt solid #000000" fo:border-bottom="0.5pt solid #000000">
        <style:background-image/>
      </style:table-cell-properties>
    </style:style>
    <style:style style:name="Таблица2.G1" style:family="table-cell">
      <style:table-cell-properties fo:background-color="#ffff6d" fo:padding="0.097cm" fo:border="0.5pt solid #000000">
        <style:background-image/>
      </style:table-cell-properties>
    </style:style>
    <style:style style:name="Таблица2.A2" style:family="table-cell">
      <style:table-cell-properties fo:background-color="#ffff6d" fo:padding="0.097cm" fo:border-left="0.5pt solid #000000" fo:border-right="none" fo:border-top="none" fo:border-bottom="0.5pt solid #000000">
        <style:background-image/>
      </style:table-cell-properties>
    </style:style>
    <style:style style:name="Таблица2.B2" style:family="table-cell">
      <style:table-cell-properties style:vertical-align="middle"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Таблица2.G2" style:family="table-cell">
      <style:table-cell-properties style:vertical-align="middle"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text-properties style:font-name="DejaVu Serif"/>
    </style:style>
    <style:style style:name="P2" style:family="paragraph" style:parent-style-name="Table_20_Contents">
      <style:text-properties fo:color="#c9211e" loext:opacity="100%" style:font-name="DejaVu Serif" officeooo:rsid="0004acb7" officeooo:paragraph-rsid="0004acb7"/>
    </style:style>
    <style:style style:name="P3" style:family="paragraph" style:parent-style-name="Table_20_Contents">
      <style:text-properties style:font-name="DejaVu Serif" officeooo:rsid="0004acb7" officeooo:paragraph-rsid="0004acb7"/>
    </style:style>
    <style:style style:name="P4" style:family="paragraph" style:parent-style-name="Table_20_Contents">
      <style:text-properties style:font-name="DejaVu Serif" officeooo:rsid="001041b3" officeooo:paragraph-rsid="001041b3"/>
    </style:style>
    <style:style style:name="P5" style:family="paragraph" style:parent-style-name="Table_20_Contents">
      <style:text-properties style:font-name="DejaVu Serif" officeooo:rsid="0008def4" officeooo:paragraph-rsid="0008def4"/>
    </style:style>
    <style:style style:name="P6" style:family="paragraph" style:parent-style-name="Table_20_Contents">
      <style:text-properties style:font-name="DejaVu Serif" officeooo:rsid="00081acf" officeooo:paragraph-rsid="00081acf"/>
    </style:style>
    <style:style style:name="P7" style:family="paragraph" style:parent-style-name="Table_20_Contents">
      <style:text-properties style:font-name="DejaVu Serif" officeooo:rsid="0017da86" officeooo:paragraph-rsid="0017da86"/>
    </style:style>
    <style:style style:name="P8" style:family="paragraph" style:parent-style-name="Table_20_Contents">
      <style:paragraph-properties fo:text-align="center" style:justify-single-word="false"/>
      <style:text-properties fo:color="#81d41a" loext:opacity="100%" style:font-name="DejaVu Serif" fo:font-size="40pt" fo:font-weight="bold" officeooo:rsid="0008def4" officeooo:paragraph-rsid="0008def4" style:font-size-asian="40pt" style:font-weight-asian="bold" style:font-size-complex="4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81d41a" loext:opacity="100%" style:font-name="DejaVu Serif" fo:font-size="40pt" fo:font-weight="bold" officeooo:rsid="000af492" officeooo:paragraph-rsid="000af492" style:font-size-asian="40pt" style:font-weight-asian="bold" style:font-size-complex="40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81d41a" loext:opacity="100%" style:font-name="DejaVu Serif" fo:font-size="40pt" fo:font-weight="bold" officeooo:rsid="000b4bd2" officeooo:paragraph-rsid="000b4bd2" style:font-size-asian="40pt" style:font-weight-asian="bold" style:font-size-complex="40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color="#81d41a" loext:opacity="100%" style:font-name="DejaVu Serif" fo:font-size="40pt" fo:font-weight="bold" officeooo:rsid="0017da86" officeooo:paragraph-rsid="0017da86" style:font-size-asian="40pt" style:font-weight-asian="bold" style:font-size-complex="40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color="#81d41a" loext:opacity="100%" style:font-name="DejaVu Serif" fo:font-size="40pt" fo:font-weight="bold" officeooo:rsid="001ae8fa" officeooo:paragraph-rsid="001ae8fa" style:font-size-asian="40pt" style:font-weight-asian="bold" style:font-size-complex="4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ff4000" loext:opacity="100%" style:font-name="DejaVu Serif" fo:font-size="40pt" fo:font-weight="bold" style:font-size-asian="40pt" style:font-weight-asian="bold" style:font-size-complex="4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ff4000" loext:opacity="100%" style:font-name="DejaVu Serif" fo:font-size="40pt" fo:font-weight="bold" officeooo:rsid="0008def4" officeooo:paragraph-rsid="0008def4" style:font-size-asian="40pt" style:font-weight-asian="bold" style:font-size-complex="40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color="#ff5429" loext:opacity="100%" style:font-name="DejaVu Serif" fo:font-size="40pt" fo:font-weight="bold" officeooo:rsid="000af492" officeooo:paragraph-rsid="000af492" style:font-size-asian="40pt" style:font-weight-asian="bold" style:font-size-complex="4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color="#ff5429" loext:opacity="100%" style:font-name="DejaVu Serif" fo:font-size="40pt" fo:font-weight="bold" officeooo:rsid="000b4bd2" officeooo:paragraph-rsid="000b4bd2" style:font-size-asian="40pt" style:font-weight-asian="bold" style:font-size-complex="40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color="#ff5429" loext:opacity="100%" style:font-name="DejaVu Serif" fo:font-size="40pt" fo:font-weight="bold" style:font-size-asian="40pt" style:font-weight-asian="bold" style:font-size-complex="4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color="#ff5429" loext:opacity="100%" style:font-name="DejaVu Serif" fo:font-size="40pt" fo:font-weight="bold" officeooo:rsid="0008def4" officeooo:paragraph-rsid="0008def4" style:font-size-asian="40pt" style:font-weight-asian="bold" style:font-size-complex="40pt" style:font-weight-complex="bold"/>
    </style:style>
    <style:style style:name="P19" style:family="paragraph" style:parent-style-name="Text_20_body">
      <style:text-properties fo:font-variant="normal" fo:text-transform="none" fo:color="#1d2125" loext:opacity="100%" style:font-name="DejaVu Serif" fo:font-size="10.5pt" fo:letter-spacing="normal" fo:font-style="normal" fo:font-weight="normal" officeooo:rsid="0004acb7" officeooo:paragraph-rsid="0004acb7"/>
    </style:style>
    <style:style style:name="P20" style:family="paragraph" style:parent-style-name="Text_20_body">
      <style:text-properties style:font-name="DejaVu Serif" officeooo:rsid="0004acb7" officeooo:paragraph-rsid="0004acb7"/>
    </style:style>
    <style:style style:name="P21" style:family="paragraph" style:parent-style-name="Text_20_body">
      <style:text-properties style:font-name="DejaVu Serif" officeooo:rsid="0004acb7" officeooo:paragraph-rsid="0017da86"/>
    </style:style>
    <style:style style:name="P22" style:family="paragraph" style:parent-style-name="Text_20_body">
      <style:text-properties style:font-name="DejaVu Serif" officeooo:rsid="0004acb7" officeooo:paragraph-rsid="0021b6af"/>
    </style:style>
    <style:style style:name="P23" style:family="paragraph" style:parent-style-name="Text_20_body">
      <style:text-properties style:font-name="DejaVu Serif" officeooo:rsid="0004acb7" officeooo:paragraph-rsid="00232394"/>
    </style:style>
    <style:style style:name="P24" style:family="paragraph" style:parent-style-name="Text_20_body">
      <style:text-properties style:font-name="DejaVu Serif" officeooo:rsid="0006449b" officeooo:paragraph-rsid="0006449b"/>
    </style:style>
    <style:style style:name="P25" style:family="paragraph" style:parent-style-name="Text_20_body">
      <style:text-properties style:font-name="DejaVu Serif" officeooo:rsid="0006449b" officeooo:paragraph-rsid="000d5331"/>
    </style:style>
    <style:style style:name="T1" style:family="text">
      <style:text-properties officeooo:rsid="0006449b"/>
    </style:style>
    <style:style style:name="T2" style:family="text">
      <style:text-properties style:text-line-through-style="solid" style:text-line-through-type="single" style:text-underline-style="none" officeooo:rsid="0006449b"/>
    </style:style>
    <style:style style:name="T3" style:family="text">
      <style:text-properties style:text-line-through-style="none" style:text-line-through-type="none" style:text-underline-style="none" officeooo:rsid="0006449b"/>
    </style:style>
    <style:style style:name="T4" style:family="text">
      <style:text-properties officeooo:rsid="000d6e68"/>
    </style:style>
    <style:style style:name="T5" style:family="text">
      <style:text-properties officeooo:rsid="0012012f"/>
    </style:style>
    <style:style style:name="T6" style:family="text">
      <style:text-properties officeooo:rsid="001379c7"/>
    </style:style>
    <style:style style:name="T7" style:family="text">
      <style:text-properties officeooo:rsid="0017da86"/>
    </style:style>
    <style:style style:name="T8" style:family="text">
      <style:text-properties officeooo:rsid="001b70c7"/>
    </style:style>
    <style:style style:name="T9" style:family="text">
      <style:text-properties officeooo:rsid="001e8582"/>
    </style:style>
    <style:style style:name="T10" style:family="text">
      <style:text-properties officeooo:rsid="001f9541"/>
    </style:style>
    <style:style style:name="T11" style:family="text">
      <style:text-properties officeooo:rsid="00209dc4"/>
    </style:style>
    <style:style style:name="T12" style:family="text">
      <style:text-properties officeooo:rsid="0020acee"/>
    </style:style>
    <style:style style:name="T13" style:family="text">
      <style:text-properties officeooo:rsid="0021b6af"/>
    </style:style>
    <style:style style:name="T14" style:family="text">
      <style:text-properties officeooo:rsid="0022a439"/>
    </style:style>
    <style:style style:name="T15" style:family="text">
      <style:text-properties officeooo:rsid="00232394"/>
    </style:style>
    <style:style style:name="T16" style:family="text">
      <style:text-properties officeooo:rsid="0023a0bd"/>
    </style:style>
    <style:style style:name="T17" style:family="text">
      <style:text-properties officeooo:rsid="0023ee1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ИЗУМИТЕЛЬНЫЙ БРИФ</text:p>
      <text:p text:style-name="P20">1. Идея проекта</text:p>
      <text:p text:style-name="P20"><text:tab/>Показать людям, что 1С это весело!</text:p>
      <text:p text:style-name="P20">2. Наименование МП</text:p>
      <text:p text:style-name="P20"><text:tab/>Симулятор 1С-ника</text:p>
      <text:p text:style-name="P20">3. Общая информация о МП</text:p>
      <text:p text:style-name="P20"><text:tab/>Мобильное приложение которое позволяет в игровой форме о<text:tab/>знакомиться с типичной жизнью программиста 1С <text:s/>от начала и до <text:tab/>конца карьеры. Приложение будет в некотором приближении <text:tab/>симулировать рабочий процесс некоего программиста 1С <text:s/>по <text:tab/>имени «Петя» уровень которого сможет повышать игрок.</text:p>
      <text:p text:style-name="P20">4. Бизнес-цели и монетизация</text:p>
      <text:p text:style-name="P20"><text:tab/>Получение прибыли. Монетизация будет через рекламу самого 1С, а <text:tab/>также продажи внутриигровой валюты (Например, купить 100 <text:tab/>рублей за 200 рублей).</text:p>
      <text:p text:style-name="P20">5. Критерии успешности проекта</text:p>
      <text:p text:style-name="P20"><text:tab/>Показатели за месяц после запуска проекта:</text:p>
      <text:p text:style-name="P20"><text:tab/><text:tab/>Больше 10 000 уникальных скачиваний.</text:p>
      <text:p text:style-name="P20"><text:tab/><text:tab/>Более 1-й рекламной интеграции</text:p>
      <text:p text:style-name="P20"><text:tab/><text:tab/>Удолетворённость заказчика</text:p>
      <text:p text:style-name="P20">6. Цель и задачи МП с двух сторон</text:p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2">Персона</text:p>
          </table:table-cell>
          <table:table-cell table:style-name="Таблица1.A1" office:value-type="string">
            <text:p text:style-name="P2">Цели</text:p>
          </table:table-cell>
          <table:table-cell table:style-name="Таблица1.C1" office:value-type="string">
            <text:p text:style-name="P2">Задачи</text:p>
          </table:table-cell>
        </table:table-row>
        <table:table-row>
          <table:table-cell table:style-name="Таблица1.A2" table:number-rows-spanned="4" office:value-type="string">
            <text:p text:style-name="P3">Заказчик</text:p>
          </table:table-cell>
          <table:table-cell table:style-name="Таблица1.A2" office:value-type="string">
            <text:p text:style-name="P3">Заработать имидж</text:p>
          </table:table-cell>
          <table:table-cell table:style-name="Таблица1.C2" office:value-type="string">
            <text:p text:style-name="P3">Разработать качественное приложение</text:p>
          </table:table-cell>
        </table:table-row>
        <table:table-row>
          <table:covered-table-cell table:style-name="Таблица1.A2"/>
          <table:table-cell table:style-name="Таблица1.A2" office:value-type="string">
            <text:p text:style-name="P3">Заработать денег</text:p>
          </table:table-cell>
          <table:table-cell table:style-name="Таблица1.C2" office:value-type="string">
            <text:p text:style-name="P3">Интегрировать рекламу и внутриигровые покупки</text:p>
          </table:table-cell>
        </table:table-row>
        <table:table-row>
          <table:covered-table-cell table:style-name="Таблица1.A2"/>
          <table:table-cell table:style-name="Таблица1.A2" table:number-rows-spanned="2" office:value-type="string">
            <text:p text:style-name="P3">Привлечь внимание к 1С</text:p>
          </table:table-cell>
          <table:table-cell table:style-name="Таблица1.C2" office:value-type="string">
            <text:p text:style-name="P3">Создать качественный и весёлый контент</text:p>
          </table:table-cell>
        </table:table-row>
        <table:table-row>
          <table:covered-table-cell table:style-name="Таблица1.A5"/>
          <table:covered-table-cell table:style-name="Таблица1.A2"/>
          <table:table-cell table:style-name="Таблица1.C2" office:value-type="string">
            <text:p text:style-name="P3">Реклама курсов 1С</text:p>
          </table:table-cell>
        </table:table-row>
        <table:table-row>
          <table:table-cell table:style-name="Таблица1.A6" table:number-rows-spanned="4" office:value-type="string">
            <text:p text:style-name="P3">Пользователь</text:p>
          </table:table-cell>
          <table:table-cell table:style-name="Таблица1.A6" table:number-rows-spanned="2" office:value-type="string">
            <text:p text:style-name="P3">Ознакомиться с жизнью программиста 1С</text:p>
          </table:table-cell>
          <table:table-cell table:style-name="Таблица1.C6" office:value-type="string">
            <text:p text:style-name="P3">Выполнение игровых заданий и повышение уровня игрового персонажа</text:p>
          </table:table-cell>
        </table:table-row>
        <table:table-row table:style-name="Таблица1.7">
          <table:covered-table-cell table:style-name="Таблица1.A6"/>
          <table:covered-table-cell table:style-name="Таблица1.A6"/>
          <table:table-cell table:style-name="Таблица1.C6" office:value-type="string">
            <text:p text:style-name="P3">Покупка внутриигровой валюты</text:p>
          </table:table-cell>
        </table:table-row>
        <table:table-row table:style-name="Таблица1.8">
          <table:covered-table-cell table:style-name="Таблица1.A6"/>
          <table:table-cell table:style-name="Таблица1.A6" table:number-rows-spanned="2" office:value-type="string">
            <text:p text:style-name="P3">Получить положительные эмоции и опыт</text:p>
          </table:table-cell>
          <table:table-cell table:style-name="Таблица1.C6" office:value-type="string">
            <text:p text:style-name="P3">Просмотр рекламы</text:p>
          </table:table-cell>
        </table:table-row>
        <table:table-row>
          <table:covered-table-cell table:style-name="Таблица1.A6"/>
          <table:covered-table-cell table:style-name="Таблица1.A6"/>
          <table:table-cell table:style-name="Таблица1.C6" office:value-type="string">
            <text:p text:style-name="P3">Получение базовых знаний программирования 1С</text:p>
          </table:table-cell>
        </table:table-row>
      </table:table>
      <text:p text:style-name="P20"/>
      <text:p text:style-name="P20"><text:tab/><text:tab/></text:p>
      <text:p text:style-name="P20"><text:span text:style-name="T1">7. </text:span>Целевая аудитория</text:p>
      <text:p text:style-name="P20"><text:tab/><text:span text:style-name="T1">Люди, которые что-то слышали о 1С и хотели бы познакомится <text:tab/>ближе, а так же получить навыки программирования на 1С.</text:span></text:p>
      <text:p text:style-name="P20"><text:tab/><text:span text:style-name="T2">Из данных опроса, также можно добавить, что в основном это </text:span><text:span text:style-name="T3"><text:tab/></text:span><text:span text:style-name="T2">люди студенческого возраста.</text:span></text:p>
      <text:p text:style-name="P20"><text:span text:style-name="T1">8. </text:span>Конкуренты (+ и -)</text:p>
      <text:p text:style-name="P24">Существующие конкуренты — это различные симуляторы, например:</text:p>
      <text:p text:style-name="P24">«Симулятор Бомжа», «Симулятор Жизни», «Симулятор Программиста», «Симулятор Жука: таракана», «Симулятор Разработчика Игр», «Симулятор Козла» и т. д.</text:p>
      <text:p text:style-name="P25">Некоторые приложение мы сравнили в сравнительной таблице:</text:p>
      <table:table table:name="Таблица2" table:style-name="Таблица2">
        <table:table-column table:style-name="Таблица2.A" table:number-columns-repeated="7"/>
        <table:table-row table:style-name="Таблица2.1">
          <table:table-cell table:style-name="Таблица2.A1" office:value-type="string">
            <text:p text:style-name="P4">Название/Критерии</text:p>
          </table:table-cell>
          <table:table-cell table:style-name="Таблица2.B1" office:value-type="string">
            <text:p text:style-name="P5">Увлекательность</text:p>
          </table:table-cell>
          <table:table-cell table:style-name="Таблица2.B1" office:value-type="string">
            <text:p text:style-name="P5">Познавательность</text:p>
          </table:table-cell>
          <table:table-cell table:style-name="Таблица2.B1" office:value-type="string">
            <text:p text:style-name="P5">Цена (Платность)</text:p>
          </table:table-cell>
          <table:table-cell table:style-name="Таблица2.B1" office:value-type="string">
            <text:p text:style-name="P5">Реалистичность</text:p>
          </table:table-cell>
          <table:table-cell table:style-name="Таблица2.B1" office:value-type="string">
            <text:p text:style-name="P5">Уникальность</text:p>
          </table:table-cell>
          <table:table-cell table:style-name="Таблица2.G1" office:value-type="string">
            <text:p text:style-name="P7">Свободное ПО</text:p>
          </table:table-cell>
        </table:table-row>
        <table:table-row table:style-name="Таблица2.1">
          <table:table-cell table:style-name="Таблица2.A2" office:value-type="string">
            <text:p text:style-name="P5">Симулятор 1С-ника</text:p>
          </table:table-cell>
          <table:table-cell table:style-name="Таблица2.B2" office:value-type="string">
            <text:p text:style-name="P8">+</text:p>
          </table:table-cell>
          <table:table-cell table:style-name="Таблица2.B2" office:value-type="string">
            <text:p text:style-name="P8">+</text:p>
          </table:table-cell>
          <table:table-cell table:style-name="Таблица2.B2" office:value-type="string">
            <text:p text:style-name="P8">+</text:p>
          </table:table-cell>
          <table:table-cell table:style-name="Таблица2.B2" office:value-type="string">
            <text:p text:style-name="P8">+</text:p>
          </table:table-cell>
          <table:table-cell table:style-name="Таблица2.B2" office:value-type="string">
            <text:p text:style-name="P8">+</text:p>
          </table:table-cell>
          <table:table-cell table:style-name="Таблица2.G2" office:value-type="string">
            <text:p text:style-name="P11">+</text:p>
          </table:table-cell>
        </table:table-row>
        <table:table-row table:style-name="Таблица2.1">
          <table:table-cell table:style-name="Таблица2.A2" office:value-type="string">
            <text:p text:style-name="P6">Симулятор</text:p>
            <text:p text:style-name="P6">програмиста</text:p>
          </table:table-cell>
          <table:table-cell table:style-name="Таблица2.B2" office:value-type="string">
            <text:p text:style-name="P8">+</text:p>
          </table:table-cell>
          <table:table-cell table:style-name="Таблица2.B2" office:value-type="string">
            <text:p text:style-name="P12">+</text:p>
          </table:table-cell>
          <table:table-cell table:style-name="Таблица2.B2" office:value-type="string">
            <text:p text:style-name="P8">+</text:p>
          </table:table-cell>
          <table:table-cell table:style-name="Таблица2.B2" office:value-type="string">
            <text:p text:style-name="P14">-</text:p>
          </table:table-cell>
          <table:table-cell table:style-name="Таблица2.B2" office:value-type="string">
            <text:p text:style-name="P13">-</text:p>
          </table:table-cell>
          <table:table-cell table:style-name="Таблица2.G2" office:value-type="string">
            <text:p text:style-name="P13">-</text:p>
          </table:table-cell>
        </table:table-row>
        <table:table-row table:style-name="Таблица2.1">
          <table:table-cell table:style-name="Таблица2.A2" office:value-type="string">
            <text:p text:style-name="P6">Симулятор</text:p>
            <text:p text:style-name="P6">жизни</text:p>
          </table:table-cell>
          <table:table-cell table:style-name="Таблица2.B2" office:value-type="string">
            <text:p text:style-name="P8">+</text:p>
          </table:table-cell>
          <table:table-cell table:style-name="Таблица2.B2" office:value-type="string">
            <text:p text:style-name="P13">-</text:p>
          </table:table-cell>
          <table:table-cell table:style-name="Таблица2.B2" office:value-type="string">
            <text:p text:style-name="P8">+</text:p>
          </table:table-cell>
          <table:table-cell table:style-name="Таблица2.B2" office:value-type="string">
            <text:p text:style-name="P13">-</text:p>
          </table:table-cell>
          <table:table-cell table:style-name="Таблица2.B2" office:value-type="string">
            <text:p text:style-name="P13">-</text:p>
          </table:table-cell>
          <table:table-cell table:style-name="Таблица2.G2" office:value-type="string">
            <text:p text:style-name="P13">-</text:p>
          </table:table-cell>
        </table:table-row>
        <table:table-row table:style-name="Таблица2.1">
          <table:table-cell table:style-name="Таблица2.A2" office:value-type="string">
            <text:p text:style-name="P6">Симулятор жука: таракана</text:p>
          </table:table-cell>
          <table:table-cell table:style-name="Таблица2.B2" office:value-type="string">
            <text:p text:style-name="P8">+</text:p>
          </table:table-cell>
          <table:table-cell table:style-name="Таблица2.B2" office:value-type="string">
            <text:p text:style-name="P18">-</text:p>
          </table:table-cell>
          <table:table-cell table:style-name="Таблица2.B2" office:value-type="string">
            <text:p text:style-name="P8">+</text:p>
          </table:table-cell>
          <table:table-cell table:style-name="Таблица2.B2" office:value-type="string">
            <text:p text:style-name="P14">-</text:p>
          </table:table-cell>
          <table:table-cell table:style-name="Таблица2.B2" office:value-type="string">
            <text:p text:style-name="P9">+</text:p>
          </table:table-cell>
          <table:table-cell table:style-name="Таблица2.G2" office:value-type="string">
            <text:p text:style-name="P15">-</text:p>
          </table:table-cell>
        </table:table-row>
        <table:table-row table:style-name="Таблица2.1">
          <table:table-cell table:style-name="Таблица2.A2" office:value-type="string">
            <text:p text:style-name="P6">Симулятор козла</text:p>
          </table:table-cell>
          <table:table-cell table:style-name="Таблица2.B2" office:value-type="string">
            <text:p text:style-name="P8">+</text:p>
          </table:table-cell>
          <table:table-cell table:style-name="Таблица2.B2" office:value-type="string">
            <text:p text:style-name="P13">-</text:p>
          </table:table-cell>
          <table:table-cell table:style-name="Таблица2.B2" office:value-type="string">
            <text:p text:style-name="P17">-</text:p>
          </table:table-cell>
          <table:table-cell table:style-name="Таблица2.B2" office:value-type="string">
            <text:p text:style-name="P13">-</text:p>
          </table:table-cell>
          <table:table-cell table:style-name="Таблица2.B2" office:value-type="string">
            <text:p text:style-name="P10">+</text:p>
          </table:table-cell>
          <table:table-cell table:style-name="Таблица2.G2" office:value-type="string">
            <text:p text:style-name="P16">-</text:p>
          </table:table-cell>
        </table:table-row>
        <table:table-row table:style-name="Таблица2.1">
          <table:table-cell table:style-name="Таблица2.A2" office:value-type="string">
            <text:p text:style-name="P6">Симулятор бомжа</text:p>
          </table:table-cell>
          <table:table-cell table:style-name="Таблица2.B2" office:value-type="string">
            <text:p text:style-name="P8">+</text:p>
          </table:table-cell>
          <table:table-cell table:style-name="Таблица2.B2" office:value-type="string">
            <text:p text:style-name="P13">-</text:p>
          </table:table-cell>
          <table:table-cell table:style-name="Таблица2.B2" office:value-type="string">
            <text:p text:style-name="P8">+</text:p>
          </table:table-cell>
          <table:table-cell table:style-name="Таблица2.B2" office:value-type="string">
            <text:p text:style-name="P13">-</text:p>
          </table:table-cell>
          <table:table-cell table:style-name="Таблица2.B2" office:value-type="string">
            <text:p text:style-name="P13">-</text:p>
          </table:table-cell>
          <table:table-cell table:style-name="Таблица2.G2" office:value-type="string">
            <text:p text:style-name="P13">-</text:p>
          </table:table-cell>
        </table:table-row>
      </table:table>
      <text:p text:style-name="P24"/>
      <text:p text:style-name="P20"><text:span text:style-name="T4">9. </text:span>Ограничения проекта</text:p>
      <text:p text:style-name="P20"><text:tab/>- <text:span text:style-name="T7">Временные (06.08.2024)</text:span></text:p>
      <text:p text:style-name="P21"><text:tab/>- <text:span text:style-name="T7">Функциональность ядра Linux и ОС Android </text:span><text:span text:style-name="T9">7 (API 24)</text:span></text:p>
      <text:p text:style-name="P21"><text:span text:style-name="T7"><text:tab/>- </text:span><text:span text:style-name="T8">Невозможность реализации на данный момент игрового магазина и <text:tab/>настоящей рекламы</text:span></text:p>
      <text:p text:style-name="P21"><text:tab/>- <text:span text:style-name="T8">Язык программировани</text:span><text:span text:style-name="T9">я Kotlin</text:span></text:p>
      <text:p text:style-name="P21"><text:tab/>- <text:span text:style-name="T10">Правовой статус торговой марки 1С</text:span></text:p>
      <text:p text:style-name="P20"><text:span text:style-name="T5">10. </text:span>Перечень платформ и устройств</text:p>
      <text:p text:style-name="P20"><text:tab/><text:span text:style-name="T10">Мобильные устройства с установленной операционной </text:span><text:span text:style-name="T5">Android </text:span><text:span text:style-name="T10">7 <text:tab/>(API 24) и позднее (на момент брифа это - API 34 (Android 14))</text:span></text:p>
      <text:p text:style-name="P20"><text:soft-page-break/><text:span text:style-name="T6">11. </text:span>Перечень основных разделов приложения</text:p>
      <text:p text:style-name="P20"><text:tab/><text:span text:style-name="T13">1. </text:span><text:span text:style-name="T11">Главное меню</text:span></text:p>
      <text:p text:style-name="P20"><text:span text:style-name="T12"><text:tab/></text:span><text:span text:style-name="T13">2. </text:span><text:span text:style-name="T11">Информация о игре и разработчиках</text:span></text:p>
      <text:p text:style-name="P20"><text:span text:style-name="T12"><text:tab/></text:span><text:span text:style-name="T13">3. </text:span><text:span text:style-name="T12">Настройки</text:span></text:p>
      <text:p text:style-name="P20"><text:span text:style-name="T12"><text:tab/></text:span><text:span text:style-name="T13">4. </text:span><text:span text:style-name="T12">Основной игровой раздел</text:span></text:p>
      <text:p text:style-name="P20"><text:span text:style-name="T13"><text:tab/><text:tab/>4.1 Выбор аватара</text:span></text:p>
      <text:p text:style-name="P20"><text:span text:style-name="T13"><text:tab/><text:tab/>4.2 Экран-симулятор 1С</text:span></text:p>
      <text:p text:style-name="P20"><text:span text:style-name="T14"><text:tab/><text:tab/><text:tab/>4.2.1 Справочники</text:span></text:p>
      <text:p text:style-name="P20"><text:span text:style-name="T14"><text:tab/><text:tab/><text:tab/>4.2.2 Документы</text:span></text:p>
      <text:p text:style-name="P20"><text:tab/><text:tab/><text:tab/><text:span text:style-name="T14">4.2.3 Отчёты</text:span></text:p>
      <text:p text:style-name="P22"><text:span text:style-name="T13"><text:tab/><text:tab/>4.3 Экран развлечений</text:span></text:p>
      <text:p text:style-name="P20"><text:span text:style-name="T13"><text:tab/><text:tab/>4.4 Внутри-игровой магазин</text:span></text:p>
      <text:p text:style-name="P22"><text:span text:style-name="T13"><text:tab/><text:tab/><text:tab/>4.4.1 Покупка виртуальных вещей за виртуальные рубли</text:span></text:p>
      <text:p text:style-name="P22"><text:span text:style-name="T13"><text:tab/><text:tab/><text:tab/>4.4.2 Покупка виртуальных рублей за реальные рубли</text:span></text:p>
      <text:p text:style-name="P23"><text:span text:style-name="T15"><text:tab/><text:tab/>4.5.</text:span><text:span text:style-name="T14"> </text:span><text:span text:style-name="T16">Список заданий (</text:span><text:span text:style-name="T14">Чат с Боссом</text:span><text:span text:style-name="T16">)</text:span></text:p>
      <text:p text:style-name="P20"><text:span text:style-name="T13"><text:tab/><text:tab/><text:tab/></text:span></text:p>
      <text:p text:style-name="P20"><text:tab/><text:tab/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 Extra Bold" svg:font-family="'Cantarell Extra Bold'" style:font-pitch="variable"/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teve" svg:font-family="Steve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0T12:38:16.843642277</meta:creation-date>
    <dc:date>2024-02-13T13:05:17.872244969</dc:date>
    <meta:editing-duration>PT2H20M34S</meta:editing-duration>
    <meta:editing-cycles>31</meta:editing-cycles>
    <meta:generator>LibreOffice/7.4.7.2$Linux_X86_64 LibreOffice_project/40$Build-2</meta:generator>
    <meta:document-statistic meta:table-count="2" meta:image-count="0" meta:object-count="0" meta:page-count="4" meta:paragraph-count="117" meta:word-count="418" meta:character-count="2839" meta:non-whitespace-character-count="2467"/>
  </office:meta>
</office:document-meta>
</file>